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855cm" fo:break-before="auto" style:use-optimal-row-height="true"/>
    </style:style>
    <style:style style:name="ro6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8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fo:color="#0000ff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table:number-columns-repeated="4"/>
          <table:table-cell office:value-type="string">
            <text:p>Price (assuming 10 boards)</text:p>
          </table:table-cell>
          <table:table-cell table:number-columns-repeated="1016"/>
        </table:table-row>
        <table:table-row table:style-name="ro1">
          <table:table-cell office:value-type="string">
            <text:p>C1</text:p>
          </table:table-cell>
          <table:table-cell office:value-type="string">
            <text:p>10n</text:p>
          </table:table-cell>
          <table:table-cell office:value-type="string">
            <text:p>SM0402</text:p>
          </table:table-cell>
          <table:table-cell table:number-columns-repeated="1021"/>
        </table:table-row>
        <table:table-row table:style-name="ro1">
          <table:table-cell office:value-type="string">
            <text:p>C2</text:p>
          </table:table-cell>
          <table:table-cell office:value-type="string">
            <text:p>47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5</text:p>
          </table:table-cell>
          <table:table-cell office:value-type="string">
            <text:p>10uF</text:p>
          </table:table-cell>
          <table:table-cell office:value-type="string">
            <text:p>SM0805</text:p>
          </table:table-cell>
          <table:table-cell table:number-columns-repeated="1021"/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SM0805</text:p>
          </table:table-cell>
          <table:table-cell table:number-columns-repeated="1021"/>
        </table:table-row>
        <table:table-row table:style-name="ro1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16</text:p>
          </table:table-cell>
          <table:table-cell office:value-type="string">
            <text:p>10u</text:p>
          </table:table-cell>
          <table:table-cell office:value-type="string">
            <text:p>SM0805</text:p>
          </table:table-cell>
          <table:table-cell table:number-columns-repeated="1021"/>
        </table:table-row>
        <table:table-row table:style-name="ro1">
          <table:table-cell office:value-type="string">
            <text:p>C17</text:p>
          </table:table-cell>
          <table:table-cell office:value-type="string">
            <text:p>10u</text:p>
          </table:table-cell>
          <table:table-cell office:value-type="string">
            <text:p>SM0805</text:p>
          </table:table-cell>
          <table:table-cell table:number-columns-repeated="1021"/>
        </table:table-row>
        <table:table-row table:style-name="ro1">
          <table:table-cell office:value-type="string">
            <text:p>C18</text:p>
          </table:table-cell>
          <table:table-cell office:value-type="string">
            <text:p>10u</text:p>
          </table:table-cell>
          <table:table-cell office:value-type="string">
            <text:p>SM0805</text:p>
          </table:table-cell>
          <table:table-cell table:number-columns-repeated="1021"/>
        </table:table-row>
        <table:table-row table:style-name="ro1">
          <table:table-cell office:value-type="string">
            <text:p>C19</text:p>
          </table:table-cell>
          <table:table-cell office:value-type="string">
            <text:p>33p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20</text:p>
          </table:table-cell>
          <table:table-cell office:value-type="string">
            <text:p>33p</text:p>
          </table:table-cell>
          <table:table-cell office:value-type="string">
            <text:p>SM0603</text:p>
          </table:table-cell>
          <table:table-cell table:number-columns-repeated="1021"/>
        </table:table-row>
        <table:table-row table:style-name="ro1">
          <table:table-cell office:value-type="string">
            <text:p>C21</text:p>
          </table:table-cell>
          <table:table-cell office:value-type="string">
            <text:p>10u</text:p>
          </table:table-cell>
          <table:table-cell office:value-type="string">
            <text:p>SM0805</text:p>
          </table:table-cell>
          <table:table-cell table:number-columns-repeated="1021"/>
        </table:table-row>
        <table:table-row table:style-name="ro1">
          <table:table-cell office:value-type="string">
            <text:p>C22</text:p>
          </table:table-cell>
          <table:table-cell office:value-type="string">
            <text:p>10u</text:p>
          </table:table-cell>
          <table:table-cell office:value-type="string">
            <text:p>SM0805</text:p>
          </table:table-cell>
          <table:table-cell table:number-columns-repeated="1021"/>
        </table:table-row>
        <table:table-row table:style-name="ro1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SM0402</text:p>
          </table:table-cell>
          <table:table-cell table:number-columns-repeated="1021"/>
        </table:table-row>
        <table:table-row table:style-name="ro2">
          <table:table-cell office:value-type="string">
            <text:p>D1</text:p>
          </table:table-cell>
          <table:table-cell office:value-type="string">
            <text:p>MEM_LED</text:p>
          </table:table-cell>
          <table:table-cell office:value-type="string">
            <text:p>X_LED-0603</text:p>
          </table:table-cell>
          <table:table-cell office:value-type="string">
            <text:p>Dialight</text:p>
          </table:table-cell>
          <table:table-cell table:style-name="ce3" office:value-type="string">
            <text:p>5988070107F</text:p>
          </table:table-cell>
          <table:table-cell table:style-name="ce3" office:value-type="string">
            <text:p>1465991RL</text:p>
          </table:table-cell>
          <table:table-cell table:style-name="ce6" office:value-type="string">
            <text:p><text:span text:style-name="T1"><text:a xlink:href="http://uk.farnell.com/dialight/5988070107f/led-0603-green/dp/1465991RL">http://uk.farnell.com/dialight/5988070107f/led-0603-green/dp/1465991RL</text:a></text:span></text:p>
          </table:table-cell>
          <table:table-cell office:value-type="float" office:value="0.26">
            <text:p>0.26</text:p>
          </table:table-cell>
          <table:table-cell table:number-columns-repeated="1016"/>
        </table:table-row>
        <table:table-row table:style-name="ro2">
          <table:table-cell office:value-type="string">
            <text:p>D2</text:p>
          </table:table-cell>
          <table:table-cell office:value-type="string">
            <text:p>L1_LED</text:p>
          </table:table-cell>
          <table:table-cell office:value-type="string">
            <text:p>X_LED-0603</text:p>
          </table:table-cell>
          <table:table-cell office:value-type="string">
            <text:p>Dialight</text:p>
          </table:table-cell>
          <table:table-cell table:style-name="ce3" office:value-type="string">
            <text:p>5988070107F</text:p>
          </table:table-cell>
          <table:table-cell table:style-name="ce3" office:value-type="string">
            <text:p>1465991RL</text:p>
          </table:table-cell>
          <table:table-cell table:style-name="ce6" office:value-type="string">
            <text:p><text:span text:style-name="T1"><text:a xlink:href="http://uk.farnell.com/dialight/5988070107f/led-0603-green/dp/1465991RL">http://uk.farnell.com/dialight/5988070107f/led-0603-green/dp/1465991RL</text:a></text:span></text:p>
          </table:table-cell>
          <table:table-cell office:value-type="float" office:value="0.26">
            <text:p>0.26</text:p>
          </table:table-cell>
          <table:table-cell table:number-columns-repeated="1016"/>
        </table:table-row>
        <table:table-row table:style-name="ro2">
          <table:table-cell office:value-type="string">
            <text:p>D3</text:p>
          </table:table-cell>
          <table:table-cell office:value-type="string">
            <text:p>POWER_OK</text:p>
          </table:table-cell>
          <table:table-cell office:value-type="string">
            <text:p>X_LED-0603</text:p>
          </table:table-cell>
          <table:table-cell office:value-type="string">
            <text:p>Dialight</text:p>
          </table:table-cell>
          <table:table-cell table:style-name="ce3" office:value-type="string">
            <text:p>5988070107F</text:p>
          </table:table-cell>
          <table:table-cell table:style-name="ce3" office:value-type="string">
            <text:p>1465991RL</text:p>
          </table:table-cell>
          <table:table-cell table:style-name="ce6" office:value-type="string">
            <text:p><text:span text:style-name="T1"><text:a xlink:href="http://uk.farnell.com/dialight/5988070107f/led-0603-green/dp/1465991RL">http://uk.farnell.com/dialight/5988070107f/led-0603-green/dp/1465991RL</text:a></text:span></text:p>
          </table:table-cell>
          <table:table-cell office:value-type="float" office:value="0.26">
            <text:p>0.26</text:p>
          </table:table-cell>
          <table:table-cell table:number-columns-repeated="1016"/>
        </table:table-row>
        <table:table-row table:style-name="ro2">
          <table:table-cell office:value-type="string">
            <text:p>D4</text:p>
          </table:table-cell>
          <table:table-cell office:value-type="string">
            <text:p>RESET</text:p>
          </table:table-cell>
          <table:table-cell office:value-type="string">
            <text:p>X_LED-0603</text:p>
          </table:table-cell>
          <table:table-cell office:value-type="string">
            <text:p>Dialight</text:p>
          </table:table-cell>
          <table:table-cell table:style-name="ce3" office:value-type="string">
            <text:p>5988070107F</text:p>
          </table:table-cell>
          <table:table-cell table:style-name="ce3" office:value-type="string">
            <text:p>1465991RL</text:p>
          </table:table-cell>
          <table:table-cell table:style-name="ce6" office:value-type="string">
            <text:p><text:span text:style-name="T1"><text:a xlink:href="http://uk.farnell.com/dialight/5988070107f/led-0603-green/dp/1465991RL">http://uk.farnell.com/dialight/5988070107f/led-0603-green/dp/1465991RL</text:a></text:span></text:p>
          </table:table-cell>
          <table:table-cell office:value-type="float" office:value="0.26">
            <text:p>0.26</text:p>
          </table:table-cell>
          <table:table-cell table:number-columns-repeated="1016"/>
        </table:table-row>
        <table:table-row table:style-name="ro3">
          <table:table-cell office:value-type="string">
            <text:p>L1</text:p>
          </table:table-cell>
          <table:table-cell office:value-type="string">
            <text:p>2.2uH</text:p>
          </table:table-cell>
          <table:table-cell office:value-type="string">
            <text:p>SM0805</text:p>
          </table:table-cell>
          <table:table-cell office:value-type="string">
            <text:p>Taiyo Yuden</text:p>
          </table:table-cell>
          <table:table-cell table:style-name="ce4" office:value-type="string">
            <text:p>CBC2012T2R2M</text:p>
          </table:table-cell>
          <table:table-cell table:style-name="ce2" office:value-type="float" office:value="9544348">
            <text:p>9544348</text:p>
          </table:table-cell>
          <table:table-cell table:style-name="ce2" office:value-type="string">
            <text:p><text:a xlink:href="http://uk.farnell.com/taiyo-yuden/cbc2012t2r2m/power-inductor-2-2uh-530ma-20/dp/9544348">http://uk.farnell.com/taiyo-yuden/cbc2012t2r2m/power-inductor-2-2uh-530ma-20/dp/9544348</text:a></text:p>
          </table:table-cell>
          <table:table-cell office:value-type="float" office:value="0.1">
            <text:p>0.1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3">
          <table:table-cell office:value-type="string">
            <text:p>L2</text:p>
          </table:table-cell>
          <table:table-cell office:value-type="string">
            <text:p>2.2uH</text:p>
          </table:table-cell>
          <table:table-cell office:value-type="string">
            <text:p>SM0805</text:p>
          </table:table-cell>
          <table:table-cell office:value-type="string">
            <text:p>Taiyo Yuden</text:p>
          </table:table-cell>
          <table:table-cell table:style-name="ce4" office:value-type="string">
            <text:p>CBC2012T2R2M</text:p>
          </table:table-cell>
          <table:table-cell table:style-name="ce2" office:value-type="float" office:value="9544348">
            <text:p>9544348</text:p>
          </table:table-cell>
          <table:table-cell table:style-name="ce2" office:value-type="string">
            <text:p><text:a xlink:href="http://uk.farnell.com/taiyo-yuden/cbc2012t2r2m/power-inductor-2-2uh-530ma-20/dp/9544348">http://uk.farnell.com/taiyo-yuden/cbc2012t2r2m/power-inductor-2-2uh-530ma-20/dp/9544348</text:a></text:p>
          </table:table-cell>
          <table:table-cell office:value-type="float" office:value="0.1">
            <text:p>0.1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4">
          <table:table-cell office:value-type="string">
            <text:p>P1</text:p>
          </table:table-cell>
          <table:table-cell office:value-type="string">
            <text:p>XTAG2</text:p>
          </table:table-cell>
          <table:table-cell office:value-type="string">
            <text:p>pin_array_10x2</text:p>
          </table:table-cell>
          <table:table-cell office:value-type="string">
            <text:p>Harwin</text:p>
          </table:table-cell>
          <table:table-cell office:value-type="string">
            <text:p>M20-9990245</text:p>
          </table:table-cell>
          <table:table-cell office:value-type="float" office:value="1022245">
            <text:p>1022245</text:p>
          </table:table-cell>
          <table:table-cell table:style-name="ce6" office:value-type="string">
            <text:p><text:span text:style-name="T1"><text:a xlink:href="http://uk.farnell.com/harwin/m20-9990245/header-1row-2way/dp/1022245">http://uk.farnell.com/harwin/m20-9990245/header-1row-2way/dp/1022245</text:a></text:span></text:p>
          </table:table-cell>
          <table:table-cell office:value-type="float" office:value="0.098">
            <text:p>0.098</text:p>
          </table:table-cell>
          <table:table-cell table:number-columns-repeated="1016"/>
        </table:table-row>
        <table:table-row table:style-name="ro1">
          <table:table-cell office:value-type="string">
            <text:p>P2</text:p>
          </table:table-cell>
          <table:table-cell office:value-type="string">
            <text:p>XMP16_TR_Link</text:p>
          </table:table-cell>
          <table:table-cell office:value-type="string">
            <text:p>FFC5-xx-R-L-Tx</text:p>
          </table:table-cell>
          <table:table-cell office:value-type="string">
            <text:p>Toby</text:p>
          </table:table-cell>
          <table:table-cell office:value-type="string">
            <text:p>FFC5-30-R-L-TU</text:p>
          </table:table-cell>
          <table:table-cell/>
          <table:table-cell table:style-name="ce4" office:value-type="string">
            <text:p><text:a xlink:href="http://www.toby.co.uk/content/catalogue/products.aspx?series=FFC5-xx-R-L-Tx">http://www.toby.co.uk/content/catalogue/products.aspx?series=FFC5-xx-R-L-Tx</text:a></text:p>
          </table:table-cell>
          <table:table-cell office:value-type="float" office:value="0.62">
            <text:p>0.62</text:p>
          </table:table-cell>
          <table:table-cell table:number-columns-repeated="1016"/>
        </table:table-row>
        <table:table-row table:style-name="ro1">
          <table:table-cell office:value-type="string">
            <text:p>P3</text:p>
          </table:table-cell>
          <table:table-cell office:value-type="string">
            <text:p>TR_Link_Out</text:p>
          </table:table-cell>
          <table:table-cell office:value-type="string">
            <text:p>FFC5-xx-R-L-Tx</text:p>
          </table:table-cell>
          <table:table-cell office:value-type="string">
            <text:p>Toby</text:p>
          </table:table-cell>
          <table:table-cell office:value-type="string">
            <text:p>FFC5-30-R-L-TU</text:p>
          </table:table-cell>
          <table:table-cell/>
          <table:table-cell table:style-name="ce4" office:value-type="string">
            <text:p><text:a xlink:href="http://www.toby.co.uk/content/catalogue/products.aspx?series=FFC5-xx-R-L-Tx">http://www.toby.co.uk/content/catalogue/products.aspx?series=FFC5-xx-R-L-Tx</text:a></text:p>
          </table:table-cell>
          <table:table-cell office:value-type="float" office:value="0.62">
            <text:p>0.62</text:p>
          </table:table-cell>
          <table:table-cell table:number-columns-repeated="1016"/>
        </table:table-row>
        <table:table-row table:style-name="ro4">
          <table:table-cell office:value-type="string">
            <text:p>P4</text:p>
          </table:table-cell>
          <table:table-cell office:value-type="string">
            <text:p>Mode_Select</text:p>
          </table:table-cell>
          <table:table-cell office:value-type="string">
            <text:p>SIL-2</text:p>
          </table:table-cell>
          <table:table-cell office:value-type="string">
            <text:p>Harwin</text:p>
          </table:table-cell>
          <table:table-cell office:value-type="string">
            <text:p>M20-9990245</text:p>
          </table:table-cell>
          <table:table-cell office:value-type="float" office:value="1022245">
            <text:p>1022245</text:p>
          </table:table-cell>
          <table:table-cell table:style-name="ce6" office:value-type="string">
            <text:p><text:span text:style-name="T1"><text:a xlink:href="http://uk.farnell.com/harwin/m20-9990245/header-1row-2way/dp/1022245">http://uk.farnell.com/harwin/m20-9990245/header-1row-2way/dp/1022245</text:a></text:span></text:p>
          </table:table-cell>
          <table:table-cell office:value-type="float" office:value="0.098">
            <text:p>0.098</text:p>
          </table:table-cell>
          <table:table-cell table:number-columns-repeated="1016"/>
        </table:table-row>
        <table:table-row table:style-name="ro5">
          <table:table-cell office:value-type="string">
            <text:p>P5</text:p>
          </table:table-cell>
          <table:table-cell office:value-type="string">
            <text:p>Ethernet_Slice</text:p>
          </table:table-cell>
          <table:table-cell office:value-type="string">
            <text:p>PCIe 36 way throughole vertical</text:p>
          </table:table-cell>
          <table:table-cell office:value-type="string">
            <text:p>Samtec</text:p>
          </table:table-cell>
          <table:table-cell table:style-name="ce2" office:value-type="string">
            <text:p>PCIE-036-02-F-D-TH</text:p>
          </table:table-cell>
          <table:table-cell table:style-name="ce2" office:value-type="float" office:value="1753906">
            <text:p>1753906</text:p>
          </table:table-cell>
          <table:table-cell table:style-name="ce2" office:value-type="string">
            <text:p><text:a xlink:href="http://uk.farnell.com/samtec/pcie-036-02-f-d-th/socket-pci-e-2x18/dp/1753906">http://uk.farnell.com/samtec/pcie-036-02-f-d-th/socket-pci-e-2x18/dp/1753906</text:a></text:p>
          </table:table-cell>
          <table:table-cell office:value-type="float" office:value="1.27">
            <text:p>1.27</text:p>
          </table:table-cell>
          <table:table-cell table:number-columns-repeated="1016"/>
        </table:table-row>
        <table:table-row table:style-name="ro1">
          <table:table-cell office:value-type="string">
            <text:p>P6</text:p>
          </table:table-cell>
          <table:table-cell office:value-type="string">
            <text:p>V_In</text:p>
          </table:table-cell>
          <table:table-cell table:number-columns-repeated="1022"/>
        </table:table-row>
        <table:table-row table:style-name="ro4">
          <table:table-cell office:value-type="string">
            <text:p>P7</text:p>
          </table:table-cell>
          <table:table-cell office:value-type="string">
            <text:p>+5V_In</text:p>
          </table:table-cell>
          <table:table-cell office:value-type="string">
            <text:p>DC-8S</text:p>
          </table:table-cell>
          <table:table-cell office:value-type="string">
            <text:p>Cliff</text:p>
          </table:table-cell>
          <table:table-cell office:value-type="string">
            <text:p>FC68145S</text:p>
          </table:table-cell>
          <table:table-cell office:value-type="float" office:value="224947">
            <text:p>224947</text:p>
          </table:table-cell>
          <table:table-cell table:style-name="ce7" office:value-type="string">
            <text:p><text:span text:style-name="T2"><text:a xlink:href="http://uk.farnell.com/cliff-electronic-components/dc8/socket-pcb-dc-power-1-3mm-pk10/dp/224947">http://uk.farnell.com/cliff-electronic-components/dc8/socket-pcb-dc-power-1-3mm-pk10/dp/224947</text:a></text:span></text:p>
          </table:table-cell>
          <table:table-cell table:formula="of:=5.73/10" office:value-type="float" office:value="0.573">
            <text:p>0.573</text:p>
          </table:table-cell>
          <table:table-cell office:value-type="string">
            <text:p>(pack of 10)</text:p>
          </table:table-cell>
          <table:table-cell table:number-columns-repeated="1015"/>
        </table:table-row>
        <table:table-row table:style-name="ro1">
          <table:table-cell office:value-type="string">
            <text:p>P8</text:p>
          </table:table-cell>
          <table:table-cell office:value-type="string">
            <text:p>PCIe_extra</text:p>
          </table:table-cell>
          <table:table-cell table:number-columns-repeated="1022"/>
        </table:table-row>
        <table:table-row table:style-name="ro1">
          <table:table-cell office:value-type="string">
            <text:p>P9</text:p>
          </table:table-cell>
          <table:table-cell office:value-type="string">
            <text:p>RESET_N</text:p>
          </table:table-cell>
          <table:table-cell table:number-columns-repeated="1022"/>
        </table:table-row>
        <table:table-row table:style-name="ro1">
          <table:table-cell office:value-type="string">
            <text:p>P10</text:p>
          </table:table-cell>
          <table:table-cell office:value-type="string">
            <text:p>CONN_14</text:p>
          </table:table-cell>
          <table:table-cell table:number-columns-repeated="1022"/>
        </table:table-row>
        <table:table-row table:style-name="ro1">
          <table:table-cell office:value-type="string">
            <text:p>P11</text:p>
          </table:table-cell>
          <table:table-cell office:value-type="string">
            <text:p>CONN_8</text:p>
          </table:table-cell>
          <table:table-cell table:number-columns-repeated="1022"/>
        </table:table-row>
        <table:table-row table:style-name="ro1">
          <table:table-cell office:value-type="string">
            <text:p>P12</text:p>
          </table:table-cell>
          <table:table-cell office:value-type="string">
            <text:p>CONN_3</text:p>
          </table:table-cell>
          <table:table-cell table:number-columns-repeated="1022"/>
        </table:table-row>
        <table:table-row table:style-name="ro1">
          <table:table-cell office:value-type="string">
            <text:p>R1</text:p>
          </table:table-cell>
          <table:table-cell office:value-type="string">
            <text:p>33R</text:p>
          </table:table-cell>
          <table:table-cell office:value-type="string">
            <text:p>SM0402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33R</text:p>
          </table:table-cell>
          <table:table-cell office:value-type="string">
            <text:p>SM0402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4R7</text:p>
          </table:table-cell>
          <table:table-cell office:value-type="string">
            <text:p>SM0402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100k</text:p>
          </table:table-cell>
          <table:table-cell office:value-type="string">
            <text:p>SM0402</text:p>
          </table:table-cell>
          <table:table-cell table:number-columns-repeated="1021"/>
        </table:table-row>
        <table:table-row table:style-name="ro1">
          <table:table-cell office:value-type="string">
            <text:p>R7</text:p>
          </table:table-cell>
          <table:table-cell office:value-type="string">
            <text:p>100k</text:p>
          </table:table-cell>
          <table:table-cell office:value-type="string">
            <text:p>SM0402</text:p>
          </table:table-cell>
          <table:table-cell table:number-columns-repeated="1021"/>
        </table:table-row>
        <table:table-row table:style-name="ro5">
          <table:table-cell office:value-type="string">
            <text:p>R8</text:p>
          </table:table-cell>
          <table:table-cell office:value-type="string">
            <text:p>453k</text:p>
          </table:table-cell>
          <table:table-cell office:value-type="string">
            <text:p>SM0805</text:p>
          </table:table-cell>
          <table:table-cell office:value-type="string">
            <text:p>Vishay</text:p>
          </table:table-cell>
          <table:table-cell table:style-name="ce2" office:value-type="string">
            <text:p>CRCW0805453KFKEA</text:p>
          </table:table-cell>
          <table:table-cell table:style-name="ce2" office:value-type="string">
            <text:p>2139084RL</text:p>
          </table:table-cell>
          <table:table-cell table:style-name="ce2" office:value-type="string">
            <text:p><text:a xlink:href="http://uk.farnell.com/vishay-draloric/crcw0805453kfkea/resistor-0805-453k-1/dp/2139084RL">http://uk.farnell.com/vishay-draloric/crcw0805453kfkea/resistor-0805-453k-1/dp/2139084RL</text:a></text:p>
          </table:table-cell>
          <table:table-cell office:value-type="float" office:value="0.06">
            <text:p>0.06</text:p>
          </table:table-cell>
          <table:table-cell office:value-type="string">
            <text:p>(min 50 order factored in)</text:p>
          </table:table-cell>
          <table:table-cell table:number-columns-repeated="1015"/>
        </table:table-row>
        <table:table-row table:style-name="ro1">
          <table:table-cell office:value-type="string">
            <text:p>R9</text:p>
          </table:table-cell>
          <table:table-cell office:value-type="string">
            <text:p>68k</text:p>
          </table:table-cell>
          <table:table-cell office:value-type="string">
            <text:p>SM0402</text:p>
          </table:table-cell>
          <table:table-cell table:number-columns-repeated="1021"/>
        </table:table-row>
        <table:table-row table:style-name="ro4">
          <table:table-cell office:value-type="string">
            <text:p>U1</text:p>
          </table:table-cell>
          <table:table-cell office:value-type="string">
            <text:p>25MHz_ASE_CLK</text:p>
          </table:table-cell>
          <table:table-cell office:value-type="string">
            <text:p>ASEseries</text:p>
          </table:table-cell>
          <table:table-cell office:value-type="string">
            <text:p>Abracon</text:p>
          </table:table-cell>
          <table:table-cell office:value-type="string">
            <text:p>ASE-25.000MHZ-LR-T</text:p>
          </table:table-cell>
          <table:table-cell office:value-type="float" office:value="1633585">
            <text:p>1633585</text:p>
          </table:table-cell>
          <table:table-cell table:style-name="ce6" office:value-type="string">
            <text:p><text:span text:style-name="T1"><text:a xlink:href="http://uk.farnell.com/abracon/ase-25-000mhz-lr-t/crystal-oscillator-25mhz-smd/dp/1633585">http://uk.farnell.com/abracon/ase-25-000mhz-lr-t/crystal-oscillator-25mhz-smd/dp/1633585</text:a></text:span></text:p>
          </table:table-cell>
          <table:table-cell office:value-type="float" office:value="1.53">
            <text:p>1.53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5">
          <table:table-cell office:value-type="string">
            <text:p>U2</text:p>
          </table:table-cell>
          <table:table-cell office:value-type="string">
            <text:p>4k7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table:style-name="ce2" office:value-type="string">
            <text:p>YC124-JR-074K7L</text:p>
          </table:table-cell>
          <table:table-cell table:style-name="ce2" office:value-type="string">
            <text:p>9235400RL</text:p>
          </table:table-cell>
          <table:table-cell table:style-name="ce2" office:value-type="string">
            <text:p><text:a xlink:href="http://uk.farnell.com/yageo-phycomp/yc124-jr-074k7l/resistor-array-arv341-0804-4k7/dp/9235400RL">http://uk.farnell.com/yageo-phycomp/yc124-jr-074k7l/resistor-array-arv341-0804-4k7/dp/9235400RL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4">
          <table:table-cell office:value-type="string">
            <text:p>U3</text:p>
          </table:table-cell>
          <table:table-cell office:value-type="string">
            <text:p>33R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office:value-type="string">
            <text:p>YC124-JR-0733RL</text:p>
          </table:table-cell>
          <table:table-cell office:value-type="string">
            <text:p>9235272RL</text:p>
          </table:table-cell>
          <table:table-cell table:style-name="ce6" office:value-type="string">
            <text:p><text:span text:style-name="T1"><text:a xlink:href="http://uk.farnell.com/yageo-phycomp/yc124-jr-0733rl/resistor-array-arv341-0804-33r/dp/9235272RL">http://uk.farnell.com/yageo-phycomp/yc124-jr-0733rl/resistor-array-arv341-0804-33r/dp/9235272RL</text:a></text:span></text:p>
          </table:table-cell>
          <table:table-cell office:value-type="float" office:value="0.116">
            <text:p>0.116</text:p>
          </table:table-cell>
          <table:table-cell table:number-columns-repeated="1016"/>
        </table:table-row>
        <table:table-row table:style-name="ro4">
          <table:table-cell office:value-type="string">
            <text:p>U4</text:p>
          </table:table-cell>
          <table:table-cell office:value-type="string">
            <text:p>33R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office:value-type="string">
            <text:p>YC124-JR-0733RL</text:p>
          </table:table-cell>
          <table:table-cell office:value-type="string">
            <text:p>9235272RL</text:p>
          </table:table-cell>
          <table:table-cell table:style-name="ce6" office:value-type="string">
            <text:p><text:span text:style-name="T1"><text:a xlink:href="http://uk.farnell.com/yageo-phycomp/yc124-jr-0733rl/resistor-array-arv341-0804-33r/dp/9235272RL">http://uk.farnell.com/yageo-phycomp/yc124-jr-0733rl/resistor-array-arv341-0804-33r/dp/9235272RL</text:a></text:span></text:p>
          </table:table-cell>
          <table:table-cell office:value-type="float" office:value="0.116">
            <text:p>0.116</text:p>
          </table:table-cell>
          <table:table-cell table:number-columns-repeated="1016"/>
        </table:table-row>
        <table:table-row table:style-name="ro4">
          <table:table-cell office:value-type="string">
            <text:p>U5</text:p>
          </table:table-cell>
          <table:table-cell office:value-type="string">
            <text:p>NC7WZ07</text:p>
          </table:table-cell>
          <table:table-cell office:value-type="string">
            <text:p>SC70-6</text:p>
          </table:table-cell>
          <table:table-cell office:value-type="string">
            <text:p>Fairchild</text:p>
          </table:table-cell>
          <table:table-cell office:value-type="string">
            <text:p>NC7WZ07P6X</text:p>
          </table:table-cell>
          <table:table-cell office:value-type="float" office:value="1470998">
            <text:p>1470998</text:p>
          </table:table-cell>
          <table:table-cell table:style-name="ce6" office:value-type="string">
            <text:p><text:span text:style-name="T1"><text:a xlink:href="http://uk.farnell.com/fairchild-semiconductor/nc7wz07p6x/ic-nc7wz-smd/dp/1470998">http://uk.farnell.com/fairchild-semiconductor/nc7wz07p6x/ic-nc7wz-smd/dp/1470998</text:a></text:span></text:p>
          </table:table-cell>
          <table:table-cell office:value-type="float" office:value="0.24">
            <text:p>0.24</text:p>
          </table:table-cell>
          <table:table-cell table:number-columns-repeated="1016"/>
        </table:table-row>
        <table:table-row table:style-name="ro4">
          <table:table-cell office:value-type="string">
            <text:p>U6</text:p>
          </table:table-cell>
          <table:table-cell office:value-type="string">
            <text:p>NC7WZ07</text:p>
          </table:table-cell>
          <table:table-cell office:value-type="string">
            <text:p>SC70-6</text:p>
          </table:table-cell>
          <table:table-cell office:value-type="string">
            <text:p>Fairchild</text:p>
          </table:table-cell>
          <table:table-cell office:value-type="string">
            <text:p>NC7WZ07P6X</text:p>
          </table:table-cell>
          <table:table-cell office:value-type="float" office:value="1470998">
            <text:p>1470998</text:p>
          </table:table-cell>
          <table:table-cell table:style-name="ce6" office:value-type="string">
            <text:p><text:span text:style-name="T1"><text:a xlink:href="http://uk.farnell.com/fairchild-semiconductor/nc7wz07p6x/ic-nc7wz-smd/dp/1470998">http://uk.farnell.com/fairchild-semiconductor/nc7wz07p6x/ic-nc7wz-smd/dp/1470998</text:a></text:span></text:p>
          </table:table-cell>
          <table:table-cell office:value-type="float" office:value="0.24">
            <text:p>0.24</text:p>
          </table:table-cell>
          <table:table-cell table:number-columns-repeated="1016"/>
        </table:table-row>
        <table:table-row table:style-name="ro5">
          <table:table-cell office:value-type="string">
            <text:p>U7</text:p>
          </table:table-cell>
          <table:table-cell office:value-type="string">
            <text:p>4k7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table:style-name="ce2" office:value-type="string">
            <text:p>YC124-JR-074K7L</text:p>
          </table:table-cell>
          <table:table-cell table:style-name="ce2" office:value-type="string">
            <text:p>9235400RL</text:p>
          </table:table-cell>
          <table:table-cell table:style-name="ce2" office:value-type="string">
            <text:p><text:a xlink:href="http://uk.farnell.com/yageo-phycomp/yc124-jr-074k7l/resistor-array-arv341-0804-4k7/dp/9235400RL">http://uk.farnell.com/yageo-phycomp/yc124-jr-074k7l/resistor-array-arv341-0804-4k7/dp/9235400RL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1">
          <table:table-cell office:value-type="string">
            <text:p>U8</text:p>
          </table:table-cell>
          <table:table-cell office:value-type="string">
            <text:p>S25FL064K</text:p>
          </table:table-cell>
          <table:table-cell office:value-type="string">
            <text:p>SO8NL</text:p>
          </table:table-cell>
          <table:table-cell table:number-columns-repeated="1021"/>
        </table:table-row>
        <table:table-row table:style-name="ro2">
          <table:table-cell office:value-type="string">
            <text:p>U9</text:p>
          </table:table-cell>
          <table:table-cell office:value-type="string">
            <text:p>DRAM-2MX16X4</text:p>
          </table:table-cell>
          <table:table-cell office:value-type="string">
            <text:p>TSSOP-54</text:p>
          </table:table-cell>
          <table:table-cell office:value-type="string">
            <text:p>Micron</text:p>
          </table:table-cell>
          <table:table-cell office:value-type="string">
            <text:p>MT48LC16M16A2P-75</text:p>
          </table:table-cell>
          <table:table-cell table:style-name="ce3" office:value-type="float" office:value="1216280">
            <text:p>1216280</text:p>
          </table:table-cell>
          <table:table-cell table:style-name="ce7" office:value-type="string">
            <text:p><text:span text:style-name="T2"><text:a xlink:href="http://uk.farnell.com/micron/mt48lc16m16a2p-75-d/sdram-256mb-smd-48lc16-tsop54/dp/1216280?Ntt=1216280">http://uk.farnell.com/micron/mt48lc16m16a2p-75-d/sdram-256mb-smd-48lc16-tsop54/dp/1216280?Ntt=1216280</text:a></text:span></text:p>
          </table:table-cell>
          <table:table-cell office:value-type="float" office:value="7.28">
            <text:p>7.28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U9 (alt)</text:p>
          </table:table-cell>
          <table:table-cell table:style-name="ce1" office:value-type="string">
            <text:p>DRAM-2MX16X4</text:p>
          </table:table-cell>
          <table:table-cell table:style-name="ce1" office:value-type="string">
            <text:p>TSSOP-54</text:p>
          </table:table-cell>
          <table:table-cell table:style-name="ce1" office:value-type="string">
            <text:p>Hynix</text:p>
          </table:table-cell>
          <table:table-cell table:style-name="ce2" office:value-type="string">
            <text:p>H57V2562GTR-75C</text:p>
          </table:table-cell>
          <table:table-cell table:style-name="ce2" office:value-type="float" office:value="1907383">
            <text:p>1907383</text:p>
          </table:table-cell>
          <table:table-cell table:style-name="ce8" office:value-type="string">
            <text:p><text:a xlink:href="http://uk.farnell.com/hynix-semiconductor/h57v2562gtr-75c/sdram-256mb-x16-54tsopii/dp/1907383">http://uk.farnell.com/hynix-semiconductor/h57v2562gtr-75c/sdram-256mb-x16-54tsopii/dp/1907383</text:a></text:p>
          </table:table-cell>
          <table:table-cell table:style-name="ce1" office:value-type="float" office:value="2.26">
            <text:p>2.26</text:p>
          </table:table-cell>
          <table:table-cell table:style-name="ce1" table:number-columns-repeated="1016"/>
        </table:table-row>
        <table:table-row table:style-name="ro6">
          <table:table-cell office:value-type="string">
            <text:p>U10</text:p>
          </table:table-cell>
          <table:table-cell office:value-type="string">
            <text:p>XS1-L1-128</text:p>
          </table:table-cell>
          <table:table-cell office:value-type="string">
            <text:p>XMOS_X1-L1_128TQFP</text:p>
          </table:table-cell>
          <table:table-cell office:value-type="string">
            <text:p>XMOS</text:p>
          </table:table-cell>
          <table:table-cell table:style-name="ce5" office:value-type="string">
            <text:p>XS1-L01A-TQ128-C4</text:p>
          </table:table-cell>
          <table:table-cell table:style-name="ce2" office:value-type="string">
            <text:p>880-1002-ND</text:p>
          </table:table-cell>
          <table:table-cell table:style-name="ce2" office:value-type="string">
            <text:p><text:a xlink:href="http://www.digikey.com/product-detail/en/XS1-L01A-TQ128-C4/880-1002-ND/2095037">http://www.digikey.com/product-detail/en/XS1-L01A-TQ128-C4/880-1002-ND/2095037</text:a></text:p>
          </table:table-cell>
          <table:table-cell office:value-type="float" office:value="8.7">
            <text:p>8.7</text:p>
          </table:table-cell>
          <table:table-cell table:number-columns-repeated="1016"/>
        </table:table-row>
        <table:table-row table:style-name="ro2">
          <table:table-cell office:value-type="string">
            <text:p>U11</text:p>
          </table:table-cell>
          <table:table-cell office:value-type="string">
            <text:p>NCP1529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1529ASNT1G</text:p>
          </table:table-cell>
          <table:table-cell table:style-name="ce3" office:value-type="float" office:value="1642398">
            <text:p>1642398</text:p>
          </table:table-cell>
          <table:table-cell table:style-name="ce6" office:value-type="string">
            <text:p><text:span text:style-name="T1"><text:a xlink:href="http://uk.farnell.com/on-semiconductor/ncp1529asnt1g/ic-step-down-dc-dc-converter-tsop/dp/1642398">http://uk.farnell.com/on-semiconductor/ncp1529asnt1g/ic-step-down-dc-dc-converter-tsop/dp/1642398</text:a></text:span></text:p>
          </table:table-cell>
          <table:table-cell office:value-type="float" office:value="0.518">
            <text:p>0.518</text:p>
          </table:table-cell>
          <table:table-cell table:number-columns-repeated="1016"/>
        </table:table-row>
        <table:table-row table:style-name="ro2">
          <table:table-cell office:value-type="string">
            <text:p>U12</text:p>
          </table:table-cell>
          <table:table-cell office:value-type="string">
            <text:p>NCP1529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1529ASNT1G</text:p>
          </table:table-cell>
          <table:table-cell table:style-name="ce3" office:value-type="float" office:value="1642398">
            <text:p>1642398</text:p>
          </table:table-cell>
          <table:table-cell table:style-name="ce6" office:value-type="string">
            <text:p><text:span text:style-name="T1"><text:a xlink:href="http://uk.farnell.com/on-semiconductor/ncp1529asnt1g/ic-step-down-dc-dc-converter-tsop/dp/1642398">http://uk.farnell.com/on-semiconductor/ncp1529asnt1g/ic-step-down-dc-dc-converter-tsop/dp/1642398</text:a></text:span></text:p>
          </table:table-cell>
          <table:table-cell office:value-type="float" office:value="0.518">
            <text:p>0.518</text:p>
          </table:table-cell>
          <table:table-cell table:number-columns-repeated="1016"/>
        </table:table-row>
        <table:table-row table:style-name="ro2">
          <table:table-cell office:value-type="string">
            <text:p>U13</text:p>
          </table:table-cell>
          <table:table-cell office:value-type="string">
            <text:p>NCP303LSN09T1G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303LSN09T1G</text:p>
          </table:table-cell>
          <table:table-cell table:style-name="ce3" office:value-type="float" office:value="1364634">
            <text:p>1364634</text:p>
          </table:table-cell>
          <table:table-cell table:style-name="ce6" office:value-type="string">
            <text:p><text:span text:style-name="T1"><text:a xlink:href="http://uk.farnell.com/on-semiconductor/ncp303lsn09t1g/ic-volt-detector-0-45µa-10v-tsop/dp/1364634?Ntt=NCP303LSN09T1G">http://uk.farnell.com/on-semiconductor/ncp303lsn09t1g/ic-volt-detector-0-45%C2%B5a-10v-tsop/dp/1364634?Ntt=NCP303LSN09T1G</text:a></text:span></text:p>
          </table:table-cell>
          <table:table-cell office:value-type="float" office:value="0.236">
            <text:p>0.236</text:p>
          </table:table-cell>
          <table:table-cell table:number-columns-repeated="1016"/>
        </table:table-row>
        <table:table-row table:style-name="ro5">
          <table:table-cell office:value-type="string">
            <text:p>U14</text:p>
          </table:table-cell>
          <table:table-cell office:value-type="string">
            <text:p>82R</text:p>
          </table:table-cell>
          <table:table-cell/>
          <table:table-cell table:style-name="ce2" office:value-type="string">
            <text:p>Yageo</text:p>
          </table:table-cell>
          <table:table-cell table:style-name="ce2" office:value-type="string">
            <text:p>YC124-JR-074K7L</text:p>
          </table:table-cell>
          <table:table-cell table:style-name="ce2" office:value-type="float" office:value="9235400">
            <text:p>9235400</text:p>
          </table:table-cell>
          <table:table-cell table:style-name="ce2" office:value-type="string">
            <text:p><text:a xlink:href="http://uk.farnell.com/yageo-phycomp/yc124-jr-074k7l/resistor-array-arv341-0804-4k7/dp/9235400">http://uk.farnell.com/yageo-phycomp/yc124-jr-074k7l/resistor-array-arv341-0804-4k7/dp/9235400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1">
          <table:table-cell office:value-type="string">
            <text:p>U15</text:p>
          </table:table-cell>
          <table:table-cell office:value-type="string">
            <text:p>74LCX257</text:p>
          </table:table-cell>
          <table:table-cell/>
          <table:table-cell office:value-type="string">
            <text:p>Fairchild</text:p>
          </table:table-cell>
          <table:table-cell office:value-type="string">
            <text:p>74LCX257MTC</text:p>
          </table:table-cell>
          <table:table-cell office:value-type="float" office:value="1607675">
            <text:p>1607675</text:p>
          </table:table-cell>
          <table:table-cell table:style-name="ce2" office:value-type="string">
            <text:p><text:a xlink:href="http://uk.farnell.com/fairchild-semiconductor/74lcx257mtc/ic-sm-logic-74lcx-multiplexer/dp/1607675?Ntt=1607675">http://uk.farnell.com/fairchild-semiconductor/74lcx257mtc/ic-sm-logic-74lcx-multiplexer/dp/1607675?Ntt=1607675</text:a></text:p>
          </table:table-cell>
          <table:table-cell office:value-type="float" office:value="0.19">
            <text:p>0.19</text:p>
          </table:table-cell>
          <table:table-cell office:value-type="string">
            <text:p>Potenial supply issue</text:p>
          </table:table-cell>
          <table:table-cell table:number-columns-repeated="1015"/>
        </table:table-row>
        <table:table-row table:style-name="ro1">
          <table:table-cell office:value-type="string">
            <text:p>W1</text:p>
          </table:table-cell>
          <table:table-cell office:value-type="string">
            <text:p>CLK_EN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2</text:p>
          </table:table-cell>
          <table:table-cell office:value-type="string">
            <text:p>CLK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3</text:p>
          </table:table-cell>
          <table:table-cell office:value-type="string">
            <text:p>GPIO1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4</text:p>
          </table:table-cell>
          <table:table-cell office:value-type="string">
            <text:p>GPIO2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5</text:p>
          </table:table-cell>
          <table:table-cell office:value-type="string">
            <text:p>MODE3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7</text:p>
          </table:table-cell>
          <table:table-cell office:value-type="string">
            <text:p>3V3Reg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8</text:p>
          </table:table-cell>
          <table:table-cell office:value-type="string">
            <text:p>1VReg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9</text:p>
          </table:table-cell>
          <table:table-cell office:value-type="string">
            <text:p>1VFB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10</text:p>
          </table:table-cell>
          <table:table-cell office:value-type="string">
            <text:p>3V3FB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11</text:p>
          </table:table-cell>
          <table:table-cell office:value-type="string">
            <text:p>3V3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12</text:p>
          </table:table-cell>
          <table:table-cell office:value-type="string">
            <text:p>1V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>
          <table:table-cell office:value-type="string">
            <text:p>W13</text:p>
          </table:table-cell>
          <table:table-cell office:value-type="string">
            <text:p>RESET_N</text:p>
          </table:table-cell>
          <table:table-cell office:value-type="string">
            <text:p>TestPad-1mm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otal component cost per board</text:p>
          </table:table-cell>
          <table:table-cell/>
          <table:table-cell table:formula="of:=SUM([.H2:.H65]) - [.H58]" office:value-type="float" office:value="19.579">
            <text:p>19.57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Board manufacture: </text:p>
          </table:table-cell>
          <table:table-cell/>
          <table:table-cell office:value-type="float" office:value="77">
            <text:p>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29 unique lines</text:p>
          </table:table-cell>
          <table:table-cell table:number-columns-repeated="2"/>
          <table:table-cell office:value-type="string">
            <text:p>Assembly (up to 60 parts)</text:p>
          </table:table-cell>
          <table:table-cell/>
          <table:table-cell office:value-type="float" office:value="339">
            <text:p>3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9/60 total parts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Total:</text:p>
          </table:table-cell>
          <table:table-cell/>
          <table:table-cell table:formula="of:=SUM([.G82:.G84])" office:value-type="float" office:value="435.579">
            <text:p>435.57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Total per board (10 off)</text:p>
          </table:table-cell>
          <table:table-cell/>
          <table:table-cell table:formula="of:=[.G86]/10" office:value-type="float" office:value="43.5579">
            <text:p>43.5579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7/10/2012</text:date>, <text:time>00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7T00:20:01</dc:date>
    <dc:creator>Simon Hollis</dc:creator>
    <meta:generator>LibreOffice/3.4$Unix LibreOffice_project/340m1$Build-402</meta:generator>
    <meta:editing-duration>PT41M13S</meta:editing-duration>
    <meta:editing-cycles>22</meta:editing-cycles>
    <meta:document-statistic meta:table-count="1" meta:cell-count="380" meta:object-count="0"/>
  </office:meta>
</office:document-meta>
</file>